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2965453652162" calcext:value-type="float">
            <text:p>-0.1229654537</text:p>
          </table:table-cell>
          <table:table-cell office:value-type="float" office:value="-0.351149557667889" calcext:value-type="float">
            <text:p>-0.3511495577</text:p>
          </table:table-cell>
          <table:table-cell/>
          <table:table-cell table:formula="of:=[.A4]*1000" office:value-type="float" office:value="-122.965453652162" calcext:value-type="float">
            <text:p>-122.9654536522</text:p>
          </table:table-cell>
          <table:table-cell table:formula="of:=[.B4]*1000" office:value-type="float" office:value="-351.149557667889" calcext:value-type="float">
            <text:p>-351.1495576679</text:p>
          </table:table-cell>
          <table:table-cell/>
          <table:table-cell table:formula="of:=[.D4]-[.$D$46]" office:value-type="float" office:value="-1.33270306452309" calcext:value-type="float">
            <text:p>-1.3327030645</text:p>
          </table:table-cell>
          <table:table-cell table:formula="of:=[.E4]-[.$E$46]" office:value-type="float" office:value="-4.09525185159652" calcext:value-type="float">
            <text:p>-4.0952518516</text:p>
          </table:table-cell>
        </table:table-row>
        <table:table-row table:style-name="ro1">
          <table:table-cell office:value-type="float" office:value="-0.122709327521719" calcext:value-type="float">
            <text:p>-0.1227093275</text:p>
          </table:table-cell>
          <table:table-cell office:value-type="float" office:value="-0.351274334934129" calcext:value-type="float">
            <text:p>-0.3512743349</text:p>
          </table:table-cell>
          <table:table-cell/>
          <table:table-cell table:formula="of:=[.A5]*1000" office:value-type="float" office:value="-122.709327521719" calcext:value-type="float">
            <text:p>-122.7093275217</text:p>
          </table:table-cell>
          <table:table-cell table:formula="of:=[.B5]*1000" office:value-type="float" office:value="-351.274334934129" calcext:value-type="float">
            <text:p>-351.2743349341</text:p>
          </table:table-cell>
          <table:table-cell/>
          <table:table-cell table:formula="of:=[.D5]-[.$D$46]" office:value-type="float" office:value="-1.07657693408022" calcext:value-type="float">
            <text:p>-1.0765769341</text:p>
          </table:table-cell>
          <table:table-cell table:formula="of:=[.E5]-[.$E$46]" office:value-type="float" office:value="-4.22002911783562" calcext:value-type="float">
            <text:p>-4.2200291178</text:p>
          </table:table-cell>
        </table:table-row>
        <table:table-row table:style-name="ro1">
          <table:table-cell office:value-type="float" office:value="-0.123250731750057" calcext:value-type="float">
            <text:p>-0.1232507318</text:p>
          </table:table-cell>
          <table:table-cell office:value-type="float" office:value="-0.345063587126867" calcext:value-type="float">
            <text:p>-0.3450635871</text:p>
          </table:table-cell>
          <table:table-cell/>
          <table:table-cell table:formula="of:=[.A6]*1000" office:value-type="float" office:value="-123.250731750057" calcext:value-type="float">
            <text:p>-123.2507317501</text:p>
          </table:table-cell>
          <table:table-cell table:formula="of:=[.B6]*1000" office:value-type="float" office:value="-345.063587126867" calcext:value-type="float">
            <text:p>-345.0635871269</text:p>
          </table:table-cell>
          <table:table-cell/>
          <table:table-cell table:formula="of:=[.D6]-[.$D$46]" office:value-type="float" office:value="-1.61798116241759" calcext:value-type="float">
            <text:p>-1.6179811624</text:p>
          </table:table-cell>
          <table:table-cell table:formula="of:=[.E6]-[.$E$46]" office:value-type="float" office:value="1.99071868942588" calcext:value-type="float">
            <text:p>1.9907186894</text:p>
          </table:table-cell>
        </table:table-row>
        <table:table-row table:style-name="ro1">
          <table:table-cell office:value-type="float" office:value="-0.122615586465925" calcext:value-type="float">
            <text:p>-0.1226155865</text:p>
          </table:table-cell>
          <table:table-cell office:value-type="float" office:value="-0.34524103029777" calcext:value-type="float">
            <text:p>-0.3452410303</text:p>
          </table:table-cell>
          <table:table-cell/>
          <table:table-cell table:formula="of:=[.A7]*1000" office:value-type="float" office:value="-122.615586465925" calcext:value-type="float">
            <text:p>-122.6155864659</text:p>
          </table:table-cell>
          <table:table-cell table:formula="of:=[.B7]*1000" office:value-type="float" office:value="-345.24103029777" calcext:value-type="float">
            <text:p>-345.2410302978</text:p>
          </table:table-cell>
          <table:table-cell/>
          <table:table-cell table:formula="of:=[.D7]-[.$D$46]" office:value-type="float" office:value="-0.982835878285542" calcext:value-type="float">
            <text:p>-0.9828358783</text:p>
          </table:table-cell>
          <table:table-cell table:formula="of:=[.E7]-[.$E$46]" office:value-type="float" office:value="1.81327551852286" calcext:value-type="float">
            <text:p>1.8132755185</text:p>
          </table:table-cell>
        </table:table-row>
        <table:table-row table:style-name="ro1">
          <table:table-cell office:value-type="float" office:value="-0.122452723339634" calcext:value-type="float">
            <text:p>-0.1224527233</text:p>
          </table:table-cell>
          <table:table-cell office:value-type="float" office:value="-0.345737109089571" calcext:value-type="float">
            <text:p>-0.3457371091</text:p>
          </table:table-cell>
          <table:table-cell/>
          <table:table-cell table:formula="of:=[.A8]*1000" office:value-type="float" office:value="-122.452723339634" calcext:value-type="float">
            <text:p>-122.4527233396</text:p>
          </table:table-cell>
          <table:table-cell table:formula="of:=[.B8]*1000" office:value-type="float" office:value="-345.737109089571" calcext:value-type="float">
            <text:p>-345.7371090896</text:p>
          </table:table-cell>
          <table:table-cell/>
          <table:table-cell table:formula="of:=[.D8]-[.$D$46]" office:value-type="float" office:value="-0.819972751995238" calcext:value-type="float">
            <text:p>-0.819972752</text:p>
          </table:table-cell>
          <table:table-cell table:formula="of:=[.E8]-[.$E$46]" office:value-type="float" office:value="1.31719672672216" calcext:value-type="float">
            <text:p>1.3171967267</text:p>
          </table:table-cell>
        </table:table-row>
        <table:table-row table:style-name="ro1">
          <table:table-cell office:value-type="float" office:value="-0.12222503231005" calcext:value-type="float">
            <text:p>-0.1222250323</text:p>
          </table:table-cell>
          <table:table-cell office:value-type="float" office:value="-0.352794053249916" calcext:value-type="float">
            <text:p>-0.3527940532</text:p>
          </table:table-cell>
          <table:table-cell/>
          <table:table-cell table:formula="of:=[.A9]*1000" office:value-type="float" office:value="-122.22503231005" calcext:value-type="float">
            <text:p>-122.2250323101</text:p>
          </table:table-cell>
          <table:table-cell table:formula="of:=[.B9]*1000" office:value-type="float" office:value="-352.794053249916" calcext:value-type="float">
            <text:p>-352.7940532499</text:p>
          </table:table-cell>
          <table:table-cell/>
          <table:table-cell table:formula="of:=[.D9]-[.$D$46]" office:value-type="float" office:value="-0.59228172241103" calcext:value-type="float">
            <text:p>-0.5922817224</text:p>
          </table:table-cell>
          <table:table-cell table:formula="of:=[.E9]-[.$E$46]" office:value-type="float" office:value="-5.73974743362311" calcext:value-type="float">
            <text:p>-5.7397474336</text:p>
          </table:table-cell>
        </table:table-row>
        <table:table-row table:style-name="ro1">
          <table:table-cell office:value-type="float" office:value="-0.122397795026564" calcext:value-type="float">
            <text:p>-0.122397795</text:p>
          </table:table-cell>
          <table:table-cell office:value-type="float" office:value="-0.346375655309249" calcext:value-type="float">
            <text:p>-0.3463756553</text:p>
          </table:table-cell>
          <table:table-cell/>
          <table:table-cell table:formula="of:=[.A10]*1000" office:value-type="float" office:value="-122.397795026564" calcext:value-type="float">
            <text:p>-122.3977950266</text:p>
          </table:table-cell>
          <table:table-cell table:formula="of:=[.B10]*1000" office:value-type="float" office:value="-346.375655309249" calcext:value-type="float">
            <text:p>-346.3756553093</text:p>
          </table:table-cell>
          <table:table-cell/>
          <table:table-cell table:formula="of:=[.D10]-[.$D$46]" office:value-type="float" office:value="-0.765044438924932" calcext:value-type="float">
            <text:p>-0.7650444389</text:p>
          </table:table-cell>
          <table:table-cell table:formula="of:=[.E10]-[.$E$46]" office:value-type="float" office:value="0.678650507043642" calcext:value-type="float">
            <text:p>0.678650507</text:p>
          </table:table-cell>
        </table:table-row>
        <table:table-row table:style-name="ro1">
          <table:table-cell office:value-type="float" office:value="-0.12255630855328" calcext:value-type="float">
            <text:p>-0.1225563086</text:p>
          </table:table-cell>
          <table:table-cell office:value-type="float" office:value="-0.34625969905585" calcext:value-type="float">
            <text:p>-0.3462596991</text:p>
          </table:table-cell>
          <table:table-cell/>
          <table:table-cell table:formula="of:=[.A11]*1000" office:value-type="float" office:value="-122.55630855328" calcext:value-type="float">
            <text:p>-122.5563085533</text:p>
          </table:table-cell>
          <table:table-cell table:formula="of:=[.B11]*1000" office:value-type="float" office:value="-346.25969905585" calcext:value-type="float">
            <text:p>-346.2596990559</text:p>
          </table:table-cell>
          <table:table-cell/>
          <table:table-cell table:formula="of:=[.D11]-[.$D$46]" office:value-type="float" office:value="-0.923557965640754" calcext:value-type="float">
            <text:p>-0.9235579656</text:p>
          </table:table-cell>
          <table:table-cell table:formula="of:=[.E11]-[.$E$46]" office:value-type="float" office:value="0.79460676044306" calcext:value-type="float">
            <text:p>0.7946067604</text:p>
          </table:table-cell>
        </table:table-row>
        <table:table-row table:style-name="ro1">
          <table:table-cell office:value-type="float" office:value="-0.122438237706319" calcext:value-type="float">
            <text:p>-0.1224382377</text:p>
          </table:table-cell>
          <table:table-cell office:value-type="float" office:value="-0.347103438475944" calcext:value-type="float">
            <text:p>-0.3471034385</text:p>
          </table:table-cell>
          <table:table-cell/>
          <table:table-cell table:formula="of:=[.A12]*1000" office:value-type="float" office:value="-122.438237706319" calcext:value-type="float">
            <text:p>-122.4382377063</text:p>
          </table:table-cell>
          <table:table-cell table:formula="of:=[.B12]*1000" office:value-type="float" office:value="-347.103438475944" calcext:value-type="float">
            <text:p>-347.1034384759</text:p>
          </table:table-cell>
          <table:table-cell/>
          <table:table-cell table:formula="of:=[.D12]-[.$D$46]" office:value-type="float" office:value="-0.805487118680034" calcext:value-type="float">
            <text:p>-0.8054871187</text:p>
          </table:table-cell>
          <table:table-cell table:formula="of:=[.E12]-[.$E$46]" office:value-type="float" office:value="-0.0491326596508657" calcext:value-type="float">
            <text:p>-0.0491326597</text:p>
          </table:table-cell>
        </table:table-row>
        <table:table-row table:style-name="ro1">
          <table:table-cell office:value-type="float" office:value="-0.121967752556082" calcext:value-type="float">
            <text:p>-0.1219677526</text:p>
          </table:table-cell>
          <table:table-cell office:value-type="float" office:value="-0.353835160802269" calcext:value-type="float">
            <text:p>-0.3538351608</text:p>
          </table:table-cell>
          <table:table-cell/>
          <table:table-cell table:formula="of:=[.A13]*1000" office:value-type="float" office:value="-121.967752556082" calcext:value-type="float">
            <text:p>-121.9677525561</text:p>
          </table:table-cell>
          <table:table-cell table:formula="of:=[.B13]*1000" office:value-type="float" office:value="-353.835160802269" calcext:value-type="float">
            <text:p>-353.8351608023</text:p>
          </table:table-cell>
          <table:table-cell/>
          <table:table-cell table:formula="of:=[.D13]-[.$D$46]" office:value-type="float" office:value="-0.33500196844281" calcext:value-type="float">
            <text:p>-0.3350019684</text:p>
          </table:table-cell>
          <table:table-cell table:formula="of:=[.E13]-[.$E$46]" office:value-type="float" office:value="-6.78085498597608" calcext:value-type="float">
            <text:p>-6.780854986</text:p>
          </table:table-cell>
        </table:table-row>
        <table:table-row table:style-name="ro1">
          <table:table-cell office:value-type="float" office:value="-0.120528408737414" calcext:value-type="float">
            <text:p>-0.1205284087</text:p>
          </table:table-cell>
          <table:table-cell office:value-type="float" office:value="-0.336738914529924" calcext:value-type="float">
            <text:p>-0.3367389145</text:p>
          </table:table-cell>
          <table:table-cell/>
          <table:table-cell table:formula="of:=[.A14]*1000" office:value-type="float" office:value="-120.528408737415" calcext:value-type="float">
            <text:p>-120.5284087374</text:p>
          </table:table-cell>
          <table:table-cell table:formula="of:=[.B14]*1000" office:value-type="float" office:value="-336.738914529924" calcext:value-type="float">
            <text:p>-336.7389145299</text:p>
          </table:table-cell>
          <table:table-cell/>
          <table:table-cell table:formula="of:=[.D14]-[.$D$46]" office:value-type="float" office:value="1.10434185022464" calcext:value-type="float">
            <text:p>1.1043418502</text:p>
          </table:table-cell>
          <table:table-cell table:formula="of:=[.E14]-[.$E$46]" office:value-type="float" office:value="10.3153912863688" calcext:value-type="float">
            <text:p>10.3153912864</text:p>
          </table:table-cell>
        </table:table-row>
        <table:table-row table:style-name="ro1">
          <table:table-cell office:value-type="float" office:value="-0.105483144451896" calcext:value-type="float">
            <text:p>-0.1054831445</text:p>
          </table:table-cell>
          <table:table-cell office:value-type="float" office:value="-0.33691112710049" calcext:value-type="float">
            <text:p>-0.3369111271</text:p>
          </table:table-cell>
          <table:table-cell/>
          <table:table-cell table:formula="of:=[.A15]*1000" office:value-type="float" office:value="-105.483144451896" calcext:value-type="float">
            <text:p>-105.4831444519</text:p>
          </table:table-cell>
          <table:table-cell table:formula="of:=[.B15]*1000" office:value-type="float" office:value="-336.91112710049" calcext:value-type="float">
            <text:p>-336.9111271005</text:p>
          </table:table-cell>
          <table:table-cell/>
          <table:table-cell table:formula="of:=[.D15]-[.$D$46]" office:value-type="float" office:value="16.149606135743" calcext:value-type="float">
            <text:p>16.1496061357</text:p>
          </table:table-cell>
          <table:table-cell table:formula="of:=[.E15]-[.$E$46]" office:value-type="float" office:value="10.1431787158025" calcext:value-type="float">
            <text:p>10.1431787158</text:p>
          </table:table-cell>
        </table:table-row>
        <table:table-row table:style-name="ro1">
          <table:table-cell office:value-type="float" office:value="-0.11945220422919" calcext:value-type="float">
            <text:p>-0.1194522042</text:p>
          </table:table-cell>
          <table:table-cell office:value-type="float" office:value="-0.345610627774174" calcext:value-type="float">
            <text:p>-0.3456106278</text:p>
          </table:table-cell>
          <table:table-cell/>
          <table:table-cell table:formula="of:=[.A16]*1000" office:value-type="float" office:value="-119.45220422919" calcext:value-type="float">
            <text:p>-119.4522042292</text:p>
          </table:table-cell>
          <table:table-cell table:formula="of:=[.B16]*1000" office:value-type="float" office:value="-345.610627774174" calcext:value-type="float">
            <text:p>-345.6106277742</text:p>
          </table:table-cell>
          <table:table-cell/>
          <table:table-cell table:formula="of:=[.D16]-[.$D$46]" office:value-type="float" office:value="2.18054635844896" calcext:value-type="float">
            <text:p>2.1805463584</text:p>
          </table:table-cell>
          <table:table-cell table:formula="of:=[.E16]-[.$E$46]" office:value-type="float" office:value="1.44367804211851" calcext:value-type="float">
            <text:p>1.4436780421</text:p>
          </table:table-cell>
        </table:table-row>
        <table:table-row table:style-name="ro1">
          <table:table-cell office:value-type="float" office:value="-0.121402590361747" calcext:value-type="float">
            <text:p>-0.1214025904</text:p>
          </table:table-cell>
          <table:table-cell office:value-type="float" office:value="-0.345562615519267" calcext:value-type="float">
            <text:p>-0.3455626155</text:p>
          </table:table-cell>
          <table:table-cell/>
          <table:table-cell table:formula="of:=[.A17]*1000" office:value-type="float" office:value="-121.402590361747" calcext:value-type="float">
            <text:p>-121.4025903617</text:p>
          </table:table-cell>
          <table:table-cell table:formula="of:=[.B17]*1000" office:value-type="float" office:value="-345.562615519267" calcext:value-type="float">
            <text:p>-345.5626155193</text:p>
          </table:table-cell>
          <table:table-cell/>
          <table:table-cell table:formula="of:=[.D17]-[.$D$46]" office:value-type="float" office:value="0.230160225892348" calcext:value-type="float">
            <text:p>0.2301602259</text:p>
          </table:table-cell>
          <table:table-cell table:formula="of:=[.E17]-[.$E$46]" office:value-type="float" office:value="1.49169029702557" calcext:value-type="float">
            <text:p>1.491690297</text:p>
          </table:table-cell>
        </table:table-row>
        <table:table-row table:style-name="ro1">
          <table:table-cell office:value-type="float" office:value="-0.121779267723986" calcext:value-type="float">
            <text:p>-0.1217792677</text:p>
          </table:table-cell>
          <table:table-cell office:value-type="float" office:value="-0.345338580776615" calcext:value-type="float">
            <text:p>-0.3453385808</text:p>
          </table:table-cell>
          <table:table-cell/>
          <table:table-cell table:formula="of:=[.A18]*1000" office:value-type="float" office:value="-121.779267723986" calcext:value-type="float">
            <text:p>-121.779267724</text:p>
          </table:table-cell>
          <table:table-cell table:formula="of:=[.B18]*1000" office:value-type="float" office:value="-345.338580776615" calcext:value-type="float">
            <text:p>-345.3385807766</text:p>
          </table:table-cell>
          <table:table-cell/>
          <table:table-cell table:formula="of:=[.D18]-[.$D$46]" office:value-type="float" office:value="-0.146517136346958" calcext:value-type="float">
            <text:p>-0.1465171363</text:p>
          </table:table-cell>
          <table:table-cell table:formula="of:=[.E18]-[.$E$46]" office:value-type="float" office:value="1.71572503967798" calcext:value-type="float">
            <text:p>1.7157250397</text:p>
          </table:table-cell>
        </table:table-row>
        <table:table-row table:style-name="ro1">
          <table:table-cell office:value-type="float" office:value="-0.122578323405433" calcext:value-type="float">
            <text:p>-0.1225783234</text:p>
          </table:table-cell>
          <table:table-cell office:value-type="float" office:value="-0.345934886844714" calcext:value-type="float">
            <text:p>-0.3459348868</text:p>
          </table:table-cell>
          <table:table-cell/>
          <table:table-cell table:formula="of:=[.A19]*1000" office:value-type="float" office:value="-122.578323405433" calcext:value-type="float">
            <text:p>-122.5783234054</text:p>
          </table:table-cell>
          <table:table-cell table:formula="of:=[.B19]*1000" office:value-type="float" office:value="-345.934886844714" calcext:value-type="float">
            <text:p>-345.9348868447</text:p>
          </table:table-cell>
          <table:table-cell/>
          <table:table-cell table:formula="of:=[.D19]-[.$D$46]" office:value-type="float" office:value="-0.945572817793519" calcext:value-type="float">
            <text:p>-0.9455728178</text:p>
          </table:table-cell>
          <table:table-cell table:formula="of:=[.E19]-[.$E$46]" office:value-type="float" office:value="1.11941897157851" calcext:value-type="float">
            <text:p>1.1194189716</text:p>
          </table:table-cell>
        </table:table-row>
        <table:table-row table:style-name="ro1">
          <table:table-cell office:value-type="float" office:value="-0.123365357036294" calcext:value-type="float">
            <text:p>-0.123365357</text:p>
          </table:table-cell>
          <table:table-cell office:value-type="float" office:value="-0.345833273329469" calcext:value-type="float">
            <text:p>-0.3458332733</text:p>
          </table:table-cell>
          <table:table-cell/>
          <table:table-cell table:formula="of:=[.A20]*1000" office:value-type="float" office:value="-123.365357036294" calcext:value-type="float">
            <text:p>-123.3653570363</text:p>
          </table:table-cell>
          <table:table-cell table:formula="of:=[.B20]*1000" office:value-type="float" office:value="-345.833273329469" calcext:value-type="float">
            <text:p>-345.8332733295</text:p>
          </table:table-cell>
          <table:table-cell/>
          <table:table-cell table:formula="of:=[.D20]-[.$D$46]" office:value-type="float" office:value="-1.73260644865512" calcext:value-type="float">
            <text:p>-1.7326064487</text:p>
          </table:table-cell>
          <table:table-cell table:formula="of:=[.E20]-[.$E$46]" office:value-type="float" office:value="1.22103248682373" calcext:value-type="float">
            <text:p>1.2210324868</text:p>
          </table:table-cell>
        </table:table-row>
        <table:table-row table:style-name="ro1">
          <table:table-cell office:value-type="float" office:value="-0.123818089981845" calcext:value-type="float">
            <text:p>-0.12381809</text:p>
          </table:table-cell>
          <table:table-cell office:value-type="float" office:value="-0.346325937797324" calcext:value-type="float">
            <text:p>-0.3463259378</text:p>
          </table:table-cell>
          <table:table-cell/>
          <table:table-cell table:formula="of:=[.A21]*1000" office:value-type="float" office:value="-123.818089981845" calcext:value-type="float">
            <text:p>-123.8180899818</text:p>
          </table:table-cell>
          <table:table-cell table:formula="of:=[.B21]*1000" office:value-type="float" office:value="-346.325937797324" calcext:value-type="float">
            <text:p>-346.3259377973</text:p>
          </table:table-cell>
          <table:table-cell/>
          <table:table-cell table:formula="of:=[.D21]-[.$D$46]" office:value-type="float" office:value="-2.18533939420567" calcext:value-type="float">
            <text:p>-2.1853393942</text:p>
          </table:table-cell>
          <table:table-cell table:formula="of:=[.E21]-[.$E$46]" office:value-type="float" office:value="0.72836801896932" calcext:value-type="float">
            <text:p>0.728368019</text:p>
          </table:table-cell>
        </table:table-row>
        <table:table-row table:style-name="ro1">
          <table:table-cell office:value-type="float" office:value="-0.124993973848337" calcext:value-type="float">
            <text:p>-0.1249939738</text:p>
          </table:table-cell>
          <table:table-cell office:value-type="float" office:value="-0.346148109584034" calcext:value-type="float">
            <text:p>-0.3461481096</text:p>
          </table:table-cell>
          <table:table-cell/>
          <table:table-cell table:formula="of:=[.A22]*1000" office:value-type="float" office:value="-124.993973848337" calcext:value-type="float">
            <text:p>-124.9939738483</text:p>
          </table:table-cell>
          <table:table-cell table:formula="of:=[.B22]*1000" office:value-type="float" office:value="-346.148109584034" calcext:value-type="float">
            <text:p>-346.148109584</text:p>
          </table:table-cell>
          <table:table-cell/>
          <table:table-cell table:formula="of:=[.D22]-[.$D$46]" office:value-type="float" office:value="-3.36122326069747" calcext:value-type="float">
            <text:p>-3.3612232607</text:p>
          </table:table-cell>
          <table:table-cell table:formula="of:=[.E22]-[.$E$46]" office:value-type="float" office:value="0.906196232259049" calcext:value-type="float">
            <text:p>0.9061962323</text:p>
          </table:table-cell>
        </table:table-row>
        <table:table-row table:style-name="ro1">
          <table:table-cell office:value-type="float" office:value="-0.124347033533624" calcext:value-type="float">
            <text:p>-0.1243470335</text:p>
          </table:table-cell>
          <table:table-cell office:value-type="float" office:value="-0.35287437244126" calcext:value-type="float">
            <text:p>-0.3528743724</text:p>
          </table:table-cell>
          <table:table-cell/>
          <table:table-cell table:formula="of:=[.A23]*1000" office:value-type="float" office:value="-124.347033533624" calcext:value-type="float">
            <text:p>-124.3470335336</text:p>
          </table:table-cell>
          <table:table-cell table:formula="of:=[.B23]*1000" office:value-type="float" office:value="-352.87437244126" calcext:value-type="float">
            <text:p>-352.8743724413</text:p>
          </table:table-cell>
          <table:table-cell/>
          <table:table-cell table:formula="of:=[.D23]-[.$D$46]" office:value-type="float" office:value="-2.71428294598483" calcext:value-type="float">
            <text:p>-2.714282946</text:p>
          </table:table-cell>
          <table:table-cell table:formula="of:=[.E23]-[.$E$46]" office:value-type="float" office:value="-5.82006662496696" calcext:value-type="float">
            <text:p>-5.820066625</text:p>
          </table:table-cell>
        </table:table-row>
        <table:table-row table:style-name="ro1">
          <table:table-cell office:value-type="float" office:value="-0.120832525742539" calcext:value-type="float">
            <text:p>-0.1208325257</text:p>
          </table:table-cell>
          <table:table-cell office:value-type="float" office:value="-0.359248267425676" calcext:value-type="float">
            <text:p>-0.3592482674</text:p>
          </table:table-cell>
          <table:table-cell/>
          <table:table-cell table:formula="of:=[.A24]*1000" office:value-type="float" office:value="-120.832525742539" calcext:value-type="float">
            <text:p>-120.8325257425</text:p>
          </table:table-cell>
          <table:table-cell table:formula="of:=[.B24]*1000" office:value-type="float" office:value="-359.248267425676" calcext:value-type="float">
            <text:p>-359.2482674257</text:p>
          </table:table-cell>
          <table:table-cell/>
          <table:table-cell table:formula="of:=[.D24]-[.$D$46]" office:value-type="float" office:value="0.80022484510053" calcext:value-type="float">
            <text:p>0.8002248451</text:p>
          </table:table-cell>
          <table:table-cell table:formula="of:=[.E24]-[.$E$46]" office:value-type="float" office:value="-12.1939616093832" calcext:value-type="float">
            <text:p>-12.1939616094</text:p>
          </table:table-cell>
        </table:table-row>
        <table:table-row table:style-name="ro1">
          <table:table-cell office:value-type="float" office:value="-0.105564324775466" calcext:value-type="float">
            <text:p>-0.1055643248</text:p>
          </table:table-cell>
          <table:table-cell office:value-type="float" office:value="-0.34444403530459" calcext:value-type="float">
            <text:p>-0.3444440353</text:p>
          </table:table-cell>
          <table:table-cell/>
          <table:table-cell table:formula="of:=[.A25]*1000" office:value-type="float" office:value="-105.564324775466" calcext:value-type="float">
            <text:p>-105.5643247755</text:p>
          </table:table-cell>
          <table:table-cell table:formula="of:=[.B25]*1000" office:value-type="float" office:value="-344.44403530459" calcext:value-type="float">
            <text:p>-344.4440353046</text:p>
          </table:table-cell>
          <table:table-cell/>
          <table:table-cell table:formula="of:=[.D25]-[.$D$46]" office:value-type="float" office:value="16.0684258121734" calcext:value-type="float">
            <text:p>16.0684258122</text:p>
          </table:table-cell>
          <table:table-cell table:formula="of:=[.E25]-[.$E$46]" office:value-type="float" office:value="2.61027051170305" calcext:value-type="float">
            <text:p>2.6102705117</text:p>
          </table:table-cell>
        </table:table-row>
        <table:table-row table:style-name="ro1">
          <table:table-cell office:value-type="float" office:value="-0.123737059182268" calcext:value-type="float">
            <text:p>-0.1237370592</text:p>
          </table:table-cell>
          <table:table-cell office:value-type="float" office:value="-0.345397088068048" calcext:value-type="float">
            <text:p>-0.3453970881</text:p>
          </table:table-cell>
          <table:table-cell/>
          <table:table-cell table:formula="of:=[.A26]*1000" office:value-type="float" office:value="-123.737059182268" calcext:value-type="float">
            <text:p>-123.7370591823</text:p>
          </table:table-cell>
          <table:table-cell table:formula="of:=[.B26]*1000" office:value-type="float" office:value="-345.397088068048" calcext:value-type="float">
            <text:p>-345.397088068</text:p>
          </table:table-cell>
          <table:table-cell/>
          <table:table-cell table:formula="of:=[.D26]-[.$D$46]" office:value-type="float" office:value="-2.10430859462846" calcext:value-type="float">
            <text:p>-2.1043085946</text:p>
          </table:table-cell>
          <table:table-cell table:formula="of:=[.E26]-[.$E$46]" office:value-type="float" office:value="1.65721774824448" calcext:value-type="float">
            <text:p>1.6572177482</text:p>
          </table:table-cell>
        </table:table-row>
        <table:table-row table:style-name="ro1">
          <table:table-cell office:value-type="float" office:value="-0.122965962677663" calcext:value-type="float">
            <text:p>-0.1229659627</text:p>
          </table:table-cell>
          <table:table-cell office:value-type="float" office:value="-0.345186822489383" calcext:value-type="float">
            <text:p>-0.3451868225</text:p>
          </table:table-cell>
          <table:table-cell/>
          <table:table-cell table:formula="of:=[.A27]*1000" office:value-type="float" office:value="-122.965962677663" calcext:value-type="float">
            <text:p>-122.9659626777</text:p>
          </table:table-cell>
          <table:table-cell table:formula="of:=[.B27]*1000" office:value-type="float" office:value="-345.186822489383" calcext:value-type="float">
            <text:p>-345.1868224894</text:p>
          </table:table-cell>
          <table:table-cell/>
          <table:table-cell table:formula="of:=[.D27]-[.$D$46]" office:value-type="float" office:value="-1.33321209002379" calcext:value-type="float">
            <text:p>-1.33321209</text:p>
          </table:table-cell>
          <table:table-cell table:formula="of:=[.E27]-[.$E$46]" office:value-type="float" office:value="1.86748332691008" calcext:value-type="float">
            <text:p>1.8674833269</text:p>
          </table:table-cell>
        </table:table-row>
        <table:table-row table:style-name="ro1">
          <table:table-cell office:value-type="float" office:value="-0.122568612606591" calcext:value-type="float">
            <text:p>-0.1225686126</text:p>
          </table:table-cell>
          <table:table-cell office:value-type="float" office:value="-0.345852978566047" calcext:value-type="float">
            <text:p>-0.3458529786</text:p>
          </table:table-cell>
          <table:table-cell/>
          <table:table-cell table:formula="of:=[.A28]*1000" office:value-type="float" office:value="-122.568612606591" calcext:value-type="float">
            <text:p>-122.5686126066</text:p>
          </table:table-cell>
          <table:table-cell table:formula="of:=[.B28]*1000" office:value-type="float" office:value="-345.852978566047" calcext:value-type="float">
            <text:p>-345.852978566</text:p>
          </table:table-cell>
          <table:table-cell/>
          <table:table-cell table:formula="of:=[.D28]-[.$D$46]" office:value-type="float" office:value="-0.935862018951823" calcext:value-type="float">
            <text:p>-0.935862019</text:p>
          </table:table-cell>
          <table:table-cell table:formula="of:=[.E28]-[.$E$46]" office:value-type="float" office:value="1.2013272502457" calcext:value-type="float">
            <text:p>1.2013272502</text:p>
          </table:table-cell>
        </table:table-row>
        <table:table-row table:style-name="ro1">
          <table:table-cell office:value-type="float" office:value="-0.123187170197156" calcext:value-type="float">
            <text:p>-0.1231871702</text:p>
          </table:table-cell>
          <table:table-cell office:value-type="float" office:value="-0.346218900926532" calcext:value-type="float">
            <text:p>-0.3462189009</text:p>
          </table:table-cell>
          <table:table-cell/>
          <table:table-cell table:formula="of:=[.A29]*1000" office:value-type="float" office:value="-123.187170197156" calcext:value-type="float">
            <text:p>-123.1871701972</text:p>
          </table:table-cell>
          <table:table-cell table:formula="of:=[.B29]*1000" office:value-type="float" office:value="-346.218900926532" calcext:value-type="float">
            <text:p>-346.2189009265</text:p>
          </table:table-cell>
          <table:table-cell/>
          <table:table-cell table:formula="of:=[.D29]-[.$D$46]" office:value-type="float" office:value="-1.55441960951691" calcext:value-type="float">
            <text:p>-1.5544196095</text:p>
          </table:table-cell>
          <table:table-cell table:formula="of:=[.E29]-[.$E$46]" office:value-type="float" office:value="0.835404889760923" calcext:value-type="float">
            <text:p>0.8354048898</text:p>
          </table:table-cell>
        </table:table-row>
        <table:table-row table:style-name="ro1">
          <table:table-cell office:value-type="float" office:value="-0.123514159107403" calcext:value-type="float">
            <text:p>-0.1235141591</text:p>
          </table:table-cell>
          <table:table-cell office:value-type="float" office:value="-0.344899339720202" calcext:value-type="float">
            <text:p>-0.3448993397</text:p>
          </table:table-cell>
          <table:table-cell/>
          <table:table-cell table:formula="of:=[.A30]*1000" office:value-type="float" office:value="-123.514159107403" calcext:value-type="float">
            <text:p>-123.5141591074</text:p>
          </table:table-cell>
          <table:table-cell table:formula="of:=[.B30]*1000" office:value-type="float" office:value="-344.899339720202" calcext:value-type="float">
            <text:p>-344.8993397202</text:p>
          </table:table-cell>
          <table:table-cell/>
          <table:table-cell table:formula="of:=[.D30]-[.$D$46]" office:value-type="float" office:value="-1.88140851976426" calcext:value-type="float">
            <text:p>-1.8814085198</text:p>
          </table:table-cell>
          <table:table-cell table:formula="of:=[.E30]-[.$E$46]" office:value-type="float" office:value="2.15496609609124" calcext:value-type="float">
            <text:p>2.1549660961</text:p>
          </table:table-cell>
        </table:table-row>
        <table:table-row table:style-name="ro1">
          <table:table-cell office:value-type="float" office:value="-0.124162717467064" calcext:value-type="float">
            <text:p>-0.1241627175</text:p>
          </table:table-cell>
          <table:table-cell office:value-type="float" office:value="-0.347426093425739" calcext:value-type="float">
            <text:p>-0.3474260934</text:p>
          </table:table-cell>
          <table:table-cell/>
          <table:table-cell table:formula="of:=[.A31]*1000" office:value-type="float" office:value="-124.162717467064" calcext:value-type="float">
            <text:p>-124.1627174671</text:p>
          </table:table-cell>
          <table:table-cell table:formula="of:=[.B31]*1000" office:value-type="float" office:value="-347.426093425739" calcext:value-type="float">
            <text:p>-347.4260934257</text:p>
          </table:table-cell>
          <table:table-cell/>
          <table:table-cell table:formula="of:=[.D31]-[.$D$46]" office:value-type="float" office:value="-2.52996687942516" calcext:value-type="float">
            <text:p>-2.5299668794</text:p>
          </table:table-cell>
          <table:table-cell table:formula="of:=[.E31]-[.$E$46]" office:value-type="float" office:value="-0.371787609446471" calcext:value-type="float">
            <text:p>-0.3717876094</text:p>
          </table:table-cell>
        </table:table-row>
        <table:table-row table:style-name="ro1">
          <table:table-cell office:value-type="float" office:value="-0.124641888192218" calcext:value-type="float">
            <text:p>-0.1246418882</text:p>
          </table:table-cell>
          <table:table-cell office:value-type="float" office:value="-0.347539035120651" calcext:value-type="float">
            <text:p>-0.3475390351</text:p>
          </table:table-cell>
          <table:table-cell/>
          <table:table-cell table:formula="of:=[.A32]*1000" office:value-type="float" office:value="-124.641888192218" calcext:value-type="float">
            <text:p>-124.6418881922</text:p>
          </table:table-cell>
          <table:table-cell table:formula="of:=[.B32]*1000" office:value-type="float" office:value="-347.539035120651" calcext:value-type="float">
            <text:p>-347.5390351207</text:p>
          </table:table-cell>
          <table:table-cell/>
          <table:table-cell table:formula="of:=[.D32]-[.$D$46]" office:value-type="float" office:value="-3.00913760457881" calcext:value-type="float">
            <text:p>-3.0091376046</text:p>
          </table:table-cell>
          <table:table-cell table:formula="of:=[.E32]-[.$E$46]" office:value-type="float" office:value="-0.484729304358154" calcext:value-type="float">
            <text:p>-0.4847293044</text:p>
          </table:table-cell>
        </table:table-row>
        <table:table-row table:style-name="ro1">
          <table:table-cell office:value-type="float" office:value="-0.112074403945385" calcext:value-type="float">
            <text:p>-0.1120744039</text:p>
          </table:table-cell>
          <table:table-cell office:value-type="float" office:value="-0.354862100799442" calcext:value-type="float">
            <text:p>-0.3548621008</text:p>
          </table:table-cell>
          <table:table-cell/>
          <table:table-cell table:formula="of:=[.A33]*1000" office:value-type="float" office:value="-112.074403945385" calcext:value-type="float">
            <text:p>-112.0744039454</text:p>
          </table:table-cell>
          <table:table-cell table:formula="of:=[.B33]*1000" office:value-type="float" office:value="-354.862100799442" calcext:value-type="float">
            <text:p>-354.8621007994</text:p>
          </table:table-cell>
          <table:table-cell/>
          <table:table-cell table:formula="of:=[.D33]-[.$D$46]" office:value-type="float" office:value="9.55834664225368" calcext:value-type="float">
            <text:p>9.5583466423</text:p>
          </table:table-cell>
          <table:table-cell table:formula="of:=[.E33]-[.$E$46]" office:value-type="float" office:value="-7.80779498314888" calcext:value-type="float">
            <text:p>-7.8077949831</text:p>
          </table:table-cell>
        </table:table-row>
        <table:table-row table:style-name="ro1">
          <table:table-cell office:value-type="float" office:value="-0.119981019709896" calcext:value-type="float">
            <text:p>-0.1199810197</text:p>
          </table:table-cell>
          <table:table-cell office:value-type="float" office:value="-0.354042363645533" calcext:value-type="float">
            <text:p>-0.3540423636</text:p>
          </table:table-cell>
          <table:table-cell/>
          <table:table-cell table:formula="of:=[.A34]*1000" office:value-type="float" office:value="-119.981019709896" calcext:value-type="float">
            <text:p>-119.9810197099</text:p>
          </table:table-cell>
          <table:table-cell table:formula="of:=[.B34]*1000" office:value-type="float" office:value="-354.042363645533" calcext:value-type="float">
            <text:p>-354.0423636455</text:p>
          </table:table-cell>
          <table:table-cell/>
          <table:table-cell table:formula="of:=[.D34]-[.$D$46]" office:value-type="float" office:value="1.65173087774333" calcext:value-type="float">
            <text:p>1.6517308777</text:p>
          </table:table-cell>
          <table:table-cell table:formula="of:=[.E34]-[.$E$46]" office:value-type="float" office:value="-6.98805782924029" calcext:value-type="float">
            <text:p>-6.9880578292</text:p>
          </table:table-cell>
        </table:table-row>
        <table:table-row table:style-name="ro1">
          <table:table-cell office:value-type="float" office:value="-0.123526726267917" calcext:value-type="float">
            <text:p>-0.1235267263</text:p>
          </table:table-cell>
          <table:table-cell office:value-type="float" office:value="-0.347772472377287" calcext:value-type="float">
            <text:p>-0.3477724724</text:p>
          </table:table-cell>
          <table:table-cell/>
          <table:table-cell table:formula="of:=[.A35]*1000" office:value-type="float" office:value="-123.526726267917" calcext:value-type="float">
            <text:p>-123.5267262679</text:p>
          </table:table-cell>
          <table:table-cell table:formula="of:=[.B35]*1000" office:value-type="float" office:value="-347.772472377287" calcext:value-type="float">
            <text:p>-347.7724723773</text:p>
          </table:table-cell>
          <table:table-cell/>
          <table:table-cell table:formula="of:=[.D35]-[.$D$46]" office:value-type="float" office:value="-1.89397568027823" calcext:value-type="float">
            <text:p>-1.8939756803</text:p>
          </table:table-cell>
          <table:table-cell table:formula="of:=[.E35]-[.$E$46]" office:value-type="float" office:value="-0.71816656099395" calcext:value-type="float">
            <text:p>-0.718166561</text:p>
          </table:table-cell>
        </table:table-row>
        <table:table-row table:style-name="ro1">
          <table:table-cell office:value-type="float" office:value="-0.13401383415525" calcext:value-type="float">
            <text:p>-0.1340138342</text:p>
          </table:table-cell>
          <table:table-cell office:value-type="float" office:value="-0.339606067051402" calcext:value-type="float">
            <text:p>-0.3396060671</text:p>
          </table:table-cell>
          <table:table-cell/>
          <table:table-cell table:formula="of:=[.A36]*1000" office:value-type="float" office:value="-134.01383415525" calcext:value-type="float">
            <text:p>-134.0138341553</text:p>
          </table:table-cell>
          <table:table-cell table:formula="of:=[.B36]*1000" office:value-type="float" office:value="-339.606067051402" calcext:value-type="float">
            <text:p>-339.6060670514</text:p>
          </table:table-cell>
          <table:table-cell/>
          <table:table-cell table:formula="of:=[.D36]-[.$D$46]" office:value-type="float" office:value="-12.3810835676111" calcext:value-type="float">
            <text:p>-12.3810835676</text:p>
          </table:table-cell>
          <table:table-cell table:formula="of:=[.E36]-[.$E$46]" office:value-type="float" office:value="7.44823876489107" calcext:value-type="float">
            <text:p>7.4482387649</text:p>
          </table:table-cell>
        </table:table-row>
        <table:table-row table:style-name="ro1">
          <table:table-cell office:value-type="float" office:value="-0.117753059350927" calcext:value-type="float">
            <text:p>-0.1177530594</text:p>
          </table:table-cell>
          <table:table-cell office:value-type="float" office:value="-0.348995418176114" calcext:value-type="float">
            <text:p>-0.3489954182</text:p>
          </table:table-cell>
          <table:table-cell/>
          <table:table-cell table:formula="of:=[.A37]*1000" office:value-type="float" office:value="-117.753059350927" calcext:value-type="float">
            <text:p>-117.7530593509</text:p>
          </table:table-cell>
          <table:table-cell table:formula="of:=[.B37]*1000" office:value-type="float" office:value="-348.995418176114" calcext:value-type="float">
            <text:p>-348.9954181761</text:p>
          </table:table-cell>
          <table:table-cell/>
          <table:table-cell table:formula="of:=[.D37]-[.$D$46]" office:value-type="float" office:value="3.87969123671252" calcext:value-type="float">
            <text:p>3.8796912367</text:p>
          </table:table-cell>
          <table:table-cell table:formula="of:=[.E37]-[.$E$46]" office:value-type="float" office:value="-1.94111235982069" calcext:value-type="float">
            <text:p>-1.9411123598</text:p>
          </table:table-cell>
        </table:table-row>
        <table:table-row table:style-name="ro1">
          <table:table-cell office:value-type="float" office:value="-0.12254211967376" calcext:value-type="float">
            <text:p>-0.1225421197</text:p>
          </table:table-cell>
          <table:table-cell office:value-type="float" office:value="-0.345875225093094" calcext:value-type="float">
            <text:p>-0.3458752251</text:p>
          </table:table-cell>
          <table:table-cell/>
          <table:table-cell table:formula="of:=[.A38]*1000" office:value-type="float" office:value="-122.54211967376" calcext:value-type="float">
            <text:p>-122.5421196738</text:p>
          </table:table-cell>
          <table:table-cell table:formula="of:=[.B38]*1000" office:value-type="float" office:value="-345.875225093094" calcext:value-type="float">
            <text:p>-345.8752250931</text:p>
          </table:table-cell>
          <table:table-cell/>
          <table:table-cell table:formula="of:=[.D38]-[.$D$46]" office:value-type="float" office:value="-0.909369086120478" calcext:value-type="float">
            <text:p>-0.9093690861</text:p>
          </table:table-cell>
          <table:table-cell table:formula="of:=[.E38]-[.$E$46]" office:value-type="float" office:value="1.17908072319932" calcext:value-type="float">
            <text:p>1.1790807232</text:p>
          </table:table-cell>
        </table:table-row>
        <table:table-row table:style-name="ro1">
          <table:table-cell office:value-type="float" office:value="-0.122849175099409" calcext:value-type="float">
            <text:p>-0.1228491751</text:p>
          </table:table-cell>
          <table:table-cell office:value-type="float" office:value="-0.345855510595808" calcext:value-type="float">
            <text:p>-0.3458555106</text:p>
          </table:table-cell>
          <table:table-cell/>
          <table:table-cell table:formula="of:=[.A39]*1000" office:value-type="float" office:value="-122.849175099409" calcext:value-type="float">
            <text:p>-122.8491750994</text:p>
          </table:table-cell>
          <table:table-cell table:formula="of:=[.B39]*1000" office:value-type="float" office:value="-345.855510595808" calcext:value-type="float">
            <text:p>-345.8555105958</text:p>
          </table:table-cell>
          <table:table-cell/>
          <table:table-cell table:formula="of:=[.D39]-[.$D$46]" office:value-type="float" office:value="-1.21642451177024" calcext:value-type="float">
            <text:p>-1.2164245118</text:p>
          </table:table-cell>
          <table:table-cell table:formula="of:=[.E39]-[.$E$46]" office:value-type="float" office:value="1.19879522048467" calcext:value-type="float">
            <text:p>1.1987952205</text:p>
          </table:table-cell>
        </table:table-row>
        <table:table-row table:style-name="ro1">
          <table:table-cell office:value-type="float" office:value="-0.123169671400179" calcext:value-type="float">
            <text:p>-0.1231696714</text:p>
          </table:table-cell>
          <table:table-cell office:value-type="float" office:value="-0.345675524710566" calcext:value-type="float">
            <text:p>-0.3456755247</text:p>
          </table:table-cell>
          <table:table-cell/>
          <table:table-cell table:formula="of:=[.A40]*1000" office:value-type="float" office:value="-123.169671400179" calcext:value-type="float">
            <text:p>-123.1696714002</text:p>
          </table:table-cell>
          <table:table-cell table:formula="of:=[.B40]*1000" office:value-type="float" office:value="-345.675524710566" calcext:value-type="float">
            <text:p>-345.6755247106</text:p>
          </table:table-cell>
          <table:table-cell/>
          <table:table-cell table:formula="of:=[.D40]-[.$D$46]" office:value-type="float" office:value="-1.53692081253939" calcext:value-type="float">
            <text:p>-1.5369208125</text:p>
          </table:table-cell>
          <table:table-cell table:formula="of:=[.E40]-[.$E$46]" office:value-type="float" office:value="1.37878110572717" calcext:value-type="float">
            <text:p>1.3787811057</text:p>
          </table:table-cell>
        </table:table-row>
        <table:table-row table:style-name="ro1">
          <table:table-cell office:value-type="float" office:value="-0.124709821053074" calcext:value-type="float">
            <text:p>-0.1247098211</text:p>
          </table:table-cell>
          <table:table-cell office:value-type="float" office:value="-0.348769097105951" calcext:value-type="float">
            <text:p>-0.3487690971</text:p>
          </table:table-cell>
          <table:table-cell/>
          <table:table-cell table:formula="of:=[.A41]*1000" office:value-type="float" office:value="-124.709821053074" calcext:value-type="float">
            <text:p>-124.7098210531</text:p>
          </table:table-cell>
          <table:table-cell table:formula="of:=[.B41]*1000" office:value-type="float" office:value="-348.769097105951" calcext:value-type="float">
            <text:p>-348.769097106</text:p>
          </table:table-cell>
          <table:table-cell/>
          <table:table-cell table:formula="of:=[.D41]-[.$D$46]" office:value-type="float" office:value="-3.07707046543516" calcext:value-type="float">
            <text:p>-3.0770704654</text:p>
          </table:table-cell>
          <table:table-cell table:formula="of:=[.E41]-[.$E$46]" office:value-type="float" office:value="-1.71479128965836" calcext:value-type="float">
            <text:p>-1.7147912897</text:p>
          </table:table-cell>
        </table:table-row>
        <table:table-row table:style-name="ro1">
          <table:table-cell office:value-type="float" office:value="-0.125366158932822" calcext:value-type="float">
            <text:p>-0.1253661589</text:p>
          </table:table-cell>
          <table:table-cell office:value-type="float" office:value="-0.349664005082216" calcext:value-type="float">
            <text:p>-0.3496640051</text:p>
          </table:table-cell>
          <table:table-cell/>
          <table:table-cell table:formula="of:=[.A42]*1000" office:value-type="float" office:value="-125.366158932822" calcext:value-type="float">
            <text:p>-125.3661589328</text:p>
          </table:table-cell>
          <table:table-cell table:formula="of:=[.B42]*1000" office:value-type="float" office:value="-349.664005082216" calcext:value-type="float">
            <text:p>-349.6640050822</text:p>
          </table:table-cell>
          <table:table-cell/>
          <table:table-cell table:formula="of:=[.D42]-[.$D$46]" office:value-type="float" office:value="-3.73340834518277" calcext:value-type="float">
            <text:p>-3.7334083452</text:p>
          </table:table-cell>
          <table:table-cell table:formula="of:=[.E42]-[.$E$46]" office:value-type="float" office:value="-2.6096992659235" calcext:value-type="float">
            <text:p>-2.609699265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0])" office:value-type="float" office:value="-121.632750587639" calcext:value-type="float">
            <text:p>-121.6327505876</text:p>
          </table:table-cell>
          <table:table-cell table:formula="of:=AVERAGE([.E4:.E40])" office:value-type="float" office:value="-347.054305816293" calcext:value-type="float">
            <text:p>-347.05430581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02:17.741667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06:41.862365482</dc:date>
    <meta:editing-duration>PT55M10S</meta:editing-duration>
    <meta:editing-cycles>10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569cm" svg:y="1.474cm" svg:width="11.105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3270306452309">
                <text:p>-1.33270306452309</text:p>
                <draw:g>
                  <svg:desc>test2_base_optical_poses.G4:test2_base_optical_poses.G40</svg:desc>
                </draw:g>
              </table:table-cell>
              <table:table-cell office:value-type="float" office:value="-4.09525185159652">
                <text:p>-4.09525185159652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7657693408022">
                <text:p>-1.07657693408022</text:p>
              </table:table-cell>
              <table:table-cell office:value-type="float" office:value="-4.22002911783562">
                <text:p>-4.22002911783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1798116241759">
                <text:p>-1.61798116241759</text:p>
              </table:table-cell>
              <table:table-cell office:value-type="float" office:value="1.99071868942588">
                <text:p>1.99071868942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82835878285542">
                <text:p>-0.982835878285542</text:p>
              </table:table-cell>
              <table:table-cell office:value-type="float" office:value="1.81327551852286">
                <text:p>1.81327551852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19972751995238">
                <text:p>-0.819972751995238</text:p>
              </table:table-cell>
              <table:table-cell office:value-type="float" office:value="1.31719672672216">
                <text:p>1.31719672672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9228172241103">
                <text:p>-0.59228172241103</text:p>
              </table:table-cell>
              <table:table-cell office:value-type="float" office:value="-5.73974743362311">
                <text:p>-5.7397474336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65044438924932">
                <text:p>-0.765044438924932</text:p>
              </table:table-cell>
              <table:table-cell office:value-type="float" office:value="0.678650507043642">
                <text:p>0.678650507043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23557965640754">
                <text:p>-0.923557965640754</text:p>
              </table:table-cell>
              <table:table-cell office:value-type="float" office:value="0.79460676044306">
                <text:p>0.79460676044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05487118680034">
                <text:p>-0.805487118680034</text:p>
              </table:table-cell>
              <table:table-cell office:value-type="float" office:value="-0.0491326596508657">
                <text:p>-0.0491326596508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3500196844281">
                <text:p>-0.33500196844281</text:p>
              </table:table-cell>
              <table:table-cell office:value-type="float" office:value="-6.78085498597608">
                <text:p>-6.78085498597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0434185022464">
                <text:p>1.10434185022464</text:p>
              </table:table-cell>
              <table:table-cell office:value-type="float" office:value="10.3153912863688">
                <text:p>10.3153912863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49606135743">
                <text:p>16.149606135743</text:p>
              </table:table-cell>
              <table:table-cell office:value-type="float" office:value="10.1431787158025">
                <text:p>10.1431787158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054635844896">
                <text:p>2.18054635844896</text:p>
              </table:table-cell>
              <table:table-cell office:value-type="float" office:value="1.44367804211851">
                <text:p>1.44367804211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0160225892348">
                <text:p>0.230160225892348</text:p>
              </table:table-cell>
              <table:table-cell office:value-type="float" office:value="1.49169029702557">
                <text:p>1.49169029702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46517136346958">
                <text:p>-0.146517136346958</text:p>
              </table:table-cell>
              <table:table-cell office:value-type="float" office:value="1.71572503967798">
                <text:p>1.71572503967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45572817793519">
                <text:p>-0.945572817793519</text:p>
              </table:table-cell>
              <table:table-cell office:value-type="float" office:value="1.11941897157851">
                <text:p>1.11941897157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3260644865512">
                <text:p>-1.73260644865512</text:p>
              </table:table-cell>
              <table:table-cell office:value-type="float" office:value="1.22103248682373">
                <text:p>1.22103248682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18533939420567">
                <text:p>-2.18533939420567</text:p>
              </table:table-cell>
              <table:table-cell office:value-type="float" office:value="0.72836801896932">
                <text:p>0.72836801896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36122326069747">
                <text:p>-3.36122326069747</text:p>
              </table:table-cell>
              <table:table-cell office:value-type="float" office:value="0.906196232259049">
                <text:p>0.906196232259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71428294598483">
                <text:p>-2.71428294598483</text:p>
              </table:table-cell>
              <table:table-cell office:value-type="float" office:value="-5.82006662496696">
                <text:p>-5.82006662496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022484510053">
                <text:p>0.80022484510053</text:p>
              </table:table-cell>
              <table:table-cell office:value-type="float" office:value="-12.1939616093832">
                <text:p>-12.1939616093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0684258121734">
                <text:p>16.0684258121734</text:p>
              </table:table-cell>
              <table:table-cell office:value-type="float" office:value="2.61027051170305">
                <text:p>2.61027051170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10430859462846">
                <text:p>-2.10430859462846</text:p>
              </table:table-cell>
              <table:table-cell office:value-type="float" office:value="1.65721774824448">
                <text:p>1.65721774824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33321209002379">
                <text:p>-1.33321209002379</text:p>
              </table:table-cell>
              <table:table-cell office:value-type="float" office:value="1.86748332691008">
                <text:p>1.8674833269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35862018951823">
                <text:p>-0.935862018951823</text:p>
              </table:table-cell>
              <table:table-cell office:value-type="float" office:value="1.2013272502457">
                <text:p>1.2013272502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5441960951691">
                <text:p>-1.55441960951691</text:p>
              </table:table-cell>
              <table:table-cell office:value-type="float" office:value="0.835404889760923">
                <text:p>0.835404889760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8140851976426">
                <text:p>-1.88140851976426</text:p>
              </table:table-cell>
              <table:table-cell office:value-type="float" office:value="2.15496609609124">
                <text:p>2.15496609609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52996687942516">
                <text:p>-2.52996687942516</text:p>
              </table:table-cell>
              <table:table-cell office:value-type="float" office:value="-0.371787609446471">
                <text:p>-0.371787609446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00913760457881">
                <text:p>-3.00913760457881</text:p>
              </table:table-cell>
              <table:table-cell office:value-type="float" office:value="-0.484729304358154">
                <text:p>-0.484729304358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5834664225368">
                <text:p>9.55834664225368</text:p>
              </table:table-cell>
              <table:table-cell office:value-type="float" office:value="-7.80779498314888">
                <text:p>-7.80779498314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173087774333">
                <text:p>1.65173087774333</text:p>
              </table:table-cell>
              <table:table-cell office:value-type="float" office:value="-6.98805782924029">
                <text:p>-6.98805782924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9397568027823">
                <text:p>-1.89397568027823</text:p>
              </table:table-cell>
              <table:table-cell office:value-type="float" office:value="-0.71816656099395">
                <text:p>-0.718166560993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3810835676111">
                <text:p>-12.3810835676111</text:p>
              </table:table-cell>
              <table:table-cell office:value-type="float" office:value="7.44823876489107">
                <text:p>7.44823876489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7969123671252">
                <text:p>3.87969123671252</text:p>
              </table:table-cell>
              <table:table-cell office:value-type="float" office:value="-1.94111235982069">
                <text:p>-1.94111235982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09369086120478">
                <text:p>-0.909369086120478</text:p>
              </table:table-cell>
              <table:table-cell office:value-type="float" office:value="1.17908072319932">
                <text:p>1.17908072319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21642451177024">
                <text:p>-1.21642451177024</text:p>
              </table:table-cell>
              <table:table-cell office:value-type="float" office:value="1.19879522048467">
                <text:p>1.19879522048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53692081253939">
                <text:p>-1.53692081253939</text:p>
              </table:table-cell>
              <table:table-cell office:value-type="float" office:value="1.37878110572717">
                <text:p>1.37878110572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